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2DAdapter.setRenderingHintsForBufferedImage( 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Graphics2DAdapter.createGrayBufferedImageWithAlpha( int width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Graphics2DAdapter.paintImage( Graphics2DImagePainter painter , RendererContext context ,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Adapter.mpt2px( int unit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Adapter.paintToBufferedImage( org . apache . xmlgraphics . java2d . Graphics2DImagePainter painter , RendererContextWrapper context , int resolution , boolean gray , boolean withAlph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